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DUT</text:p>
          </table:table-cell>
          <table:table-cell office:value-type="string" calcext:value-type="string">
            <text:p>CKCycle</text:p>
          </table:table-cell>
          <table:table-cell office:value-type="string" calcext:value-type="string">
            <text:p>DUT</text:p>
          </table:table-cell>
          <table:table-cell office:value-type="string" calcext:value-type="string">
            <text:p>CKCycle</text:p>
          </table:table-cell>
          <table:table-cell office:value-type="string" calcext:value-type="string">
            <text:p>DUT</text:p>
          </table:table-cell>
          <table:table-cell office:value-type="string" calcext:value-type="string">
            <text:p>CKCycle</text:p>
          </table:table-cell>
          <table:table-cell office:value-type="string" calcext:value-type="string">
            <text:p>DUT</text:p>
          </table:table-cell>
          <table:table-cell office:value-type="string" calcext:value-type="string">
            <text:p>CKCycle</text:p>
          </table:table-cell>
          <table:table-cell office:value-type="string" calcext:value-type="string">
            <text:p>DUT</text:p>
          </table:table-cell>
          <table:table-cell office:value-type="string" calcext:value-type="string">
            <text:p>CKCycle</text:p>
          </table:table-cell>
          <table:table-cell office:value-type="string" calcext:value-type="string">
            <text:p>DUT</text:p>
          </table:table-cell>
          <table:table-cell office:value-type="string" calcext:value-type="string">
            <text:p>CKCycle</text:p>
          </table:table-cell>
          <table:table-cell office:value-type="string" calcext:value-type="string">
            <text:p>DUT</text:p>
          </table:table-cell>
          <table:table-cell office:value-type="string" calcext:value-type="string">
            <text:p>CKCycle</text:p>
          </table:table-cell>
          <table:table-cell office:value-type="string" calcext:value-type="string">
            <text:p>DUT</text:p>
          </table:table-cell>
          <table:table-cell office:value-type="string" calcext:value-type="string">
            <text:p>CKCycle</text:p>
          </table:table-cell>
        </table:table-row>
        <table:table-row table:style-name="ro1">
          <table:table-cell office:value-type="string" calcext:value-type="string">
            <text:p>Bl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a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a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a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a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a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a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a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a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a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a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a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a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a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a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a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a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a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a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a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a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a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a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a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a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a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a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a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a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a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a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Ba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a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a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a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a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a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a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a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a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a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a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a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a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a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a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a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a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a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a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a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a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a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a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a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a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a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a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a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a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a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a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a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Ba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a5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a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a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a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a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a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Ba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Ba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a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a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a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a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Ba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a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a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a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a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a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a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Ba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Ba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a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a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a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a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a5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Ba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a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a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a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a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a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a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a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a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a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a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a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a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Ba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Ba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a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a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a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a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a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a5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a5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a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a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a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Ba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a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a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a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a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a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a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a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a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a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a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a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a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a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5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a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a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a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a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a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a5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a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a5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a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a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a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a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a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a5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Ba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a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a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a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a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a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a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a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a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a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a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a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a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a5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a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a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a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a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a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a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Ba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a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a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a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a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Ba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Ba5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a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a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a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a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a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a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Ba5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a5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a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a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a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a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a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Ba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Ba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a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a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a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a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a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a5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Ba5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a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a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a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a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a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Ba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Ba5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a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a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a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a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a5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a5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Ba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a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a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a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a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a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a5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a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Ac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Ac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Ac7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c8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Ag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g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Ag7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Ag8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Bc5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Bc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c7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Bc8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Bg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Bg6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Bg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g8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Cc5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Cc6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Cc7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Cc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g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Cg6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Cg7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Cg8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Dc5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Dc6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Dc7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Dc8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Dg5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Dg6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Dg7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Dg8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c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Ec6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Ec7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Ec8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Eg5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Eg6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Eg7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Eg8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Fc5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c6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Fc7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Fc8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Fg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g6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Fg7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Fg8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Gc5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Gc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Gc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Gc8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Gg5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Gg6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Gg7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Gg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Hc5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Hc6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Hc7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Hc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Hg5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Hg6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Hg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Hg8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d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d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Ad7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d8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Ah5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h6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h7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Ah8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Bd5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d6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Bd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Bd8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Bh5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Bh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Bh7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Bh8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Cd5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Cd6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Cd7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Cd8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Ch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Ch6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Ch7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h8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Dd5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Dd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Dd7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Dd8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Dh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Dh6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Dh7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Dh8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Ed5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Ed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Ed7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Ed8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h5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Eh6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Eh7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Eh8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Fd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Fd6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d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Fd8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Fh5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Fh6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Fh7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Fh8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Gd5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Gd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Gd7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Gd8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Gh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Gh6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Gh7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Gh8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Hd5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Hd6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d7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Hd8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Hh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h6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Hh7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Hh8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Aa6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a7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a8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Ae5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Ae6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e7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Ae8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Ba6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Ba7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Ba8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Be5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Be6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Be7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Be8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Ca6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Ca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Ca8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Ce5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Ce6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Ce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Ce8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Da6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Da7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Da8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De5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De6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De7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De8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a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a7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Ea8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Ee5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Ee6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Ee7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Ee8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Fa6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Fa7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a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Fe5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Fe6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Fe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Fe8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Ga6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Ga7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Ga8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Ge5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Ge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Ge7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e8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Ha6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Ha7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Ha8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He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He6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He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He8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Ab6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b7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b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Af5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Af6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f7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Af8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Bb6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b7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Bb8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Bf5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Bf6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Bf7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Bf8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Cb6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Cb7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b8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Cf5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Cf6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Cf7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Cf8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Db6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Db7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Db8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Df5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Df6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Df7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Df8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Eb6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Eb7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Eb8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Ef5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Ef6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Ef7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Ef8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Fb6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Fb7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Fb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Ff5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Ff6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Ff7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Ff8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Gb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Gb7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Gb8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Gf5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Gf6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Gf7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Gf8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Hb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b7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Hb8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Hf5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Hf6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Hf7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Hf8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0:45:18.353841570</meta:creation-date>
    <dc:date>2025-06-09T10:45:47.567928164</dc:date>
    <meta:editing-duration>PT29S</meta:editing-duration>
    <meta:editing-cycles>1</meta:editing-cycles>
    <meta:document-statistic meta:table-count="1" meta:cell-count="1040" meta:object-count="0"/>
    <meta:generator>LibreOffice/24.2.7.2$Linux_X86_64 LibreOffice_project/420$Build-2</meta:generator>
  </office:meta>
</office:document-meta>
</file>